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DejaVu Sans Condensed" fo:font-size="15pt" style:text-underline-style="solid" style:text-underline-width="auto" style:text-underline-color="font-color" officeooo:paragraph-rsid="00055dc1" style:font-size-asian="15pt" style:font-size-complex="15pt"/>
    </style:style>
    <style:style style:name="P3" style:family="paragraph" style:parent-style-name="Standard">
      <style:text-properties style:font-name="DejaVu Sans Condensed" officeooo:paragraph-rsid="00055dc1"/>
    </style:style>
    <style:style style:name="P4" style:family="paragraph" style:parent-style-name="Standard">
      <style:text-properties style:font-name="DejaVu Sans Condensed" fo:font-weight="bold" officeooo:paragraph-rsid="00055dc1" style:font-weight-asian="bold" style:font-weight-complex="bold"/>
    </style:style>
    <style:style style:name="P5" style:family="paragraph" style:parent-style-name="Standard">
      <style:paragraph-properties fo:text-align="center" style:justify-single-word="false"/>
      <style:text-properties style:font-name="DejaVu Sans Condensed" fo:font-weight="bold" officeooo:paragraph-rsid="000c562a" style:font-weight-asian="bold" style:font-weight-complex="bold"/>
    </style:style>
    <style:style style:name="P6" style:family="paragraph" style:parent-style-name="Standard">
      <style:paragraph-properties fo:text-align="center" style:justify-single-word="false"/>
      <style:text-properties style:font-name="DejaVu Sans Condensed" fo:font-weight="bold" officeooo:paragraph-rsid="000f8930" style:font-weight-asian="bold" style:font-weight-complex="bold"/>
    </style:style>
    <style:style style:name="P7" style:family="paragraph" style:parent-style-name="Standard">
      <style:paragraph-properties fo:text-align="center" style:justify-single-word="false"/>
      <style:text-properties style:font-name="DejaVu Sans Condensed" fo:font-size="14pt" style:text-underline-style="none" fo:font-weight="bold" officeooo:paragraph-rsid="00055dc1" style:font-size-asian="14pt" style:font-weight-asian="bold" style:font-size-complex="14pt" style:font-weight-complex="bold"/>
    </style:style>
    <style:style style:name="P8" style:family="paragraph" style:parent-style-name="Standard">
      <style:paragraph-properties fo:text-align="center" style:justify-single-word="false"/>
      <style:text-properties style:font-name="DejaVu Sans Condensed" fo:font-size="14pt" fo:font-weight="bold" officeooo:paragraph-rsid="00086623" style:font-size-asian="14pt" style:font-weight-asian="bold" style:font-size-complex="14pt" style:font-weight-complex="bold"/>
    </style:style>
    <style:style style:name="P9" style:family="paragraph" style:parent-style-name="Standard">
      <style:text-properties style:font-name="DejaVu Sans Condensed" officeooo:paragraph-rsid="00086623"/>
    </style:style>
    <style:style style:name="P10" style:family="paragraph" style:parent-style-name="Standard">
      <style:text-properties style:font-name="DejaVu Sans Condensed" officeooo:paragraph-rsid="00086bec"/>
    </style:style>
    <style:style style:name="P11" style:family="paragraph" style:parent-style-name="Standard">
      <style:text-properties style:font-name="DejaVu Sans Condensed" officeooo:paragraph-rsid="000c562a"/>
    </style:style>
    <style:style style:name="P12" style:family="paragraph" style:parent-style-name="Standard">
      <style:paragraph-properties fo:text-align="center" style:justify-single-word="false"/>
      <style:text-properties style:font-name="DejaVu Sans Condensed" officeooo:paragraph-rsid="000f8930"/>
    </style:style>
    <style:style style:name="P13" style:family="paragraph" style:parent-style-name="Standard">
      <style:paragraph-properties fo:text-align="center" style:justify-single-word="false"/>
      <style:text-properties style:font-name="DejaVu Sans Condensed" officeooo:paragraph-rsid="0014efee"/>
    </style:style>
    <style:style style:name="T1" style:family="text">
      <style:text-properties officeooo:rsid="00055dc1"/>
    </style:style>
    <style:style style:name="T2" style:family="text">
      <style:text-properties officeooo:rsid="00068d45"/>
    </style:style>
    <style:style style:name="T3" style:family="text">
      <style:text-properties fo:font-style="italic" officeooo:rsid="00055dc1" style:font-style-asian="italic" style:font-style-complex="italic"/>
    </style:style>
    <style:style style:name="T4" style:family="text">
      <style:text-properties officeooo:rsid="00086623"/>
    </style:style>
    <style:style style:name="T5" style:family="text">
      <style:text-properties officeooo:rsid="00086bec"/>
    </style:style>
    <style:style style:name="T6" style:family="text">
      <style:text-properties fo:font-weight="bold" officeooo:rsid="00068d45" style:font-weight-asian="bold" style:font-weight-complex="bold"/>
    </style:style>
    <style:style style:name="T7" style:family="text">
      <style:text-properties fo:font-weight="bold" officeooo:rsid="00086bec" style:font-weight-asian="bold" style:font-weight-complex="bold"/>
    </style:style>
    <style:style style:name="T8" style:family="text">
      <style:text-properties officeooo:rsid="000c562a"/>
    </style:style>
    <style:style style:name="T9" style:family="text">
      <style:text-properties officeooo:rsid="000df128"/>
    </style:style>
    <style:style style:name="T10" style:family="text">
      <style:text-properties officeooo:rsid="000f8930"/>
    </style:style>
    <style:style style:name="T11" style:family="text">
      <style:text-properties officeooo:rsid="00113e6c"/>
    </style:style>
    <style:style style:name="T12" style:family="text">
      <style:text-properties officeooo:rsid="0013d868"/>
    </style:style>
    <style:style style:name="T13" style:family="text">
      <style:text-properties officeooo:rsid="0014efee"/>
    </style:style>
    <style:style style:name="T14" style:family="text">
      <style:text-properties officeooo:rsid="0016953f"/>
    </style:style>
    <style:style style:name="T15" style:family="text">
      <style:text-properties officeooo:rsid="0017c67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G.R.A.A.S. - Gardening with Raspberry Pi and Arduino Automation System</text:span></text:p>
      <text:p text:style-name="P3"><text:span text:style-name="T1"/></text:p>
      <text:p text:style-name="P4"><text:span text:style-name="T1">Introduction:</text:span></text:p>
      <text:p text:style-name="P3"><text:span text:style-name="T1"><text:tab/></text:span></text:p>
      <text:p text:style-name="P3"><text:span text:style-name="T1"><text:tab/>This document has the purpose of orientation and expansion of the structure of the main purpose of this project. Which is monitoring outdoors and indoors garden and farming structures like greenhouses containing plants, </text:span><text:span text:style-name="T2">fungi and snails </text:span><text:span text:style-name="T1">that need specific environmental constants.</text:span></text:p>
      <text:p text:style-name="P3"><text:span text:style-name="T1"/></text:p>
      <text:p text:style-name="P7"><text:span text:style-name="T2">Technical</text:span><text:span text:style-name="T1"> Support</text:span></text:p>
      <text:p text:style-name="P3"><text:span text:style-name="T1"/></text:p>
      <text:p text:style-name="P3"><text:span text:style-name="T1"><text:tab/>In every professional work arises the need for quality and credibility. To achieve this in GRAAS, support is crucial. Support is the 24/7 ability of the customer to communicate with the company about </text:span><text:span text:style-name="T3">product</text:span><text:span text:style-name="T1"> and </text:span><text:span text:style-name="T3">usage</text:span><text:span text:style-name="T1"> issues. This is the one side of the coin. The other side is the ability of the company to deliver working, up to date products and maintain them with every means possible. </text:span></text:p>
      <text:p text:style-name="P3"><text:span text:style-name="T1"/></text:p>
      <text:p text:style-name="P4"><text:span text:style-name="T1">On site Support:</text:span></text:p>
      <text:p text:style-name="P3"><text:span text:style-name="T1"/></text:p>
      <text:p text:style-name="P10"><text:span text:style-name="T1"><text:tab/></text:span><text:span text:style-name="T2">To provide on site support a trained employee or a team is necessary to go by car or other means of transport to the area where the customers system was deployed. There must be followed some steps of action like: </text:span></text:p>
      <text:p text:style-name="P10"><text:span text:style-name="T2"><text:tab/></text:span></text:p>
      <text:p text:style-name="P10"><text:span text:style-name="T2"><text:tab/></text:span><text:span text:style-name="T6">1)</text:span><text:span text:style-name="T2"> Examine system</text:span></text:p>
      <text:p text:style-name="P10"><text:span text:style-name="T2"><text:tab/></text:span><text:span text:style-name="T6">2)</text:span><text:span text:style-name="T2"> Determine problems</text:span></text:p>
      <text:p text:style-name="P10"><text:span text:style-name="T2"><text:tab/></text:span><text:span text:style-name="T6">3a)</text:span><text:span text:style-name="T2"> </text:span><text:span text:style-name="T5">D</text:span><text:span text:style-name="T2">eploy instant solution </text:span></text:p>
      <text:p text:style-name="P10"><text:span text:style-name="T2"><text:tab/></text:span><text:span text:style-name="T6">3b)</text:span><text:span text:style-name="T2"> Regroup and visit again as soon as possible to fix the problem</text:span><text:span text:style-name="T5">s</text:span><text:span text:style-name="T2"> with the <text:tab/><text:tab/>needed tools or parts.</text:span></text:p>
      <text:p text:style-name="P10"><text:span text:style-name="T6"><text:tab/>4)</text:span><text:span text:style-name="T2"> Test solution to be of working condition</text:span></text:p>
      <text:p text:style-name="P10"><text:span text:style-name="T2"><text:tab/></text:span><text:span text:style-name="T7">5)</text:span><text:span text:style-name="T5"> </text:span><text:span text:style-name="T15">Feedback: </text:span><text:span text:style-name="T5">Document problem and solution for future use</text:span></text:p>
      <text:p text:style-name="P3"><text:span text:style-name="T2"><text:tab/></text:span></text:p>
      <text:p text:style-name="P4"><text:span text:style-name="T1">Remote Support:</text:span></text:p>
      <text:p text:style-name="P3"><text:span text:style-name="T1"/></text:p>
      <text:p text:style-name="P3"><text:span text:style-name="T1"><text:tab/></text:span><text:span text:style-name="T9">This kind of support can be provided only to projects connected online, or with GPS accesibility. Two things can be done this way. First to test and discover problems before sending down the team to repair things. Second with the usage of another </text:span><text:span text:style-name="T12">open source</text:span><text:span text:style-name="T9"> project which is called “</text:span><text:a xlink:type="simple" xlink:href="http://codebender.cc/"><text:span text:style-name="T9">Codebender</text:span></text:a><text:span text:style-name="T9">” </text:span><text:span text:style-name="T11">it is possible to </text:span><text:span text:style-name="T9">remotely flash scripts to arduinos via browser.</text:span></text:p>
      <text:p text:style-name="P3"><text:span text:style-name="T1"/></text:p>
      <text:p text:style-name="P8"><text:span text:style-name="T8">Technical Support </text:span><text:span text:style-name="T4">Costs</text:span></text:p>
      <text:p text:style-name="P9"><text:span text:style-name="T4"/></text:p>
      <table:table table:name="Table1" table:style-name="Table1">
        <table:table-column table:style-name="Table1.A" table:number-columns-repeated="2"/>
        <table:table-row>
          <table:table-cell table:style-name="Table1.A1" office:value-type="string">
            <text:p text:style-name="P5"><text:span text:style-name="T8">Measurable:</text:span></text:p>
          </table:table-cell>
          <table:table-cell table:style-name="Table1.B1" office:value-type="string">
            <text:p text:style-name="P6"><text:span text:style-name="T8">Unmeasurable:</text:span></text:p>
          </table:table-cell>
        </table:table-row>
        <table:table-row>
          <table:table-cell table:style-name="Table1.A2" office:value-type="string">
            <text:p text:style-name="P12"><text:span text:style-name="T8">Tools</text:span></text:p>
          </table:table-cell>
          <table:table-cell table:style-name="Table1.B2" office:value-type="string">
            <text:p text:style-name="P12"><text:span text:style-name="T10">Work</text:span><text:span text:style-name="T8"> Time</text:span></text:p>
          </table:table-cell>
        </table:table-row>
        <table:table-row>
          <table:table-cell table:style-name="Table1.A2" office:value-type="string">
            <text:p text:style-name="P12"><text:span text:style-name="T8">Transportation</text:span></text:p>
          </table:table-cell>
          <table:table-cell table:style-name="Table1.B2" office:value-type="string">
            <text:p text:style-name="P12"><text:span text:style-name="T8">Travel Time</text:span></text:p>
          </table:table-cell>
        </table:table-row>
        <table:table-row>
          <table:table-cell table:style-name="Table1.A2" office:value-type="string">
            <text:p text:style-name="P12"><text:span text:style-name="T8">Parts for replacement</text:span></text:p>
          </table:table-cell>
          <table:table-cell table:style-name="Table1.B2" office:value-type="string">
            <text:p text:style-name="P12"><text:span text:style-name="T8"/></text:p>
          </table:table-cell>
        </table:table-row>
        <table:table-row>
          <table:table-cell table:style-name="Table1.A2" office:value-type="string">
            <text:p text:style-name="P13"><text:span text:style-name="T13">Employee Salaries</text:span></text:p>
          </table:table-cell>
          <table:table-cell table:style-name="Table1.B2" office:value-type="string">
            <text:p text:style-name="P1"/>
          </table:table-cell>
        </table:table-row>
      </table:table>
      <text:p text:style-name="P11"><text:span text:style-name="T8"/></text:p>
      <text:p text:style-name="P11"><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os Vasileiadis</meta:initial-creator>
    <meta:creation-date>2013-07-31T13:45:54</meta:creation-date>
    <dc:date>2013-07-31T16:47:11</dc:date>
    <dc:creator>Nikos Vasileiadis</dc:creator>
    <meta:editing-duration>PT2H49M</meta:editing-duration>
    <meta:editing-cycles>14</meta:editing-cycles>
    <meta:generator>LibreOffice/4.0.2.2$Linux_X86_64 LibreOffice_project/400m0$Build-2</meta:generator>
    <meta:document-statistic meta:table-count="1" meta:image-count="0" meta:object-count="0" meta:page-count="1" meta:paragraph-count="27" meta:word-count="290" meta:character-count="1779" meta:non-whitespace-character-count="1495"/>
  </office:meta>
</office:document-meta>
</file>